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ecutingResponseCreator.ExecutingResponseCreator( ClientHttpRequestFactory request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ingResponseCreator.createResponse( ClientHttp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